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07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473cm"/>
    </style:style>
    <style:style style:name="co5" style:family="table-column">
      <style:table-column-properties fo:break-before="auto" style:column-width="1.152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.715cm"/>
    </style:style>
    <style:style style:name="co9" style:family="table-column">
      <style:table-column-properties fo:break-before="auto" style:column-width="1.124cm"/>
    </style:style>
    <style:style style:name="co10" style:family="table-column">
      <style:table-column-properties fo:break-before="auto" style:column-width="1.58cm"/>
    </style:style>
    <style:style style:name="co11" style:family="table-column">
      <style:table-column-properties fo:break-before="auto" style:column-width="1.258cm"/>
    </style:style>
    <style:style style:name="co12" style:family="table-column">
      <style:table-column-properties fo:break-before="auto" style:column-width="1.499cm"/>
    </style:style>
    <style:style style:name="co13" style:family="table-column">
      <style:table-column-properties fo:break-before="auto" style:column-width="2.00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>
            <text:p>I Chache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D Chache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Memory</text:p>
          </table:table-cell>
          <table:table-cell/>
          <table:table-cell table:style-name="ce1" office:value-type="string">
            <text:p>CPU</text:p>
          </table:table-cell>
          <table:table-cell table:style-name="ce1" office:value-type="string">
            <text:p>Performence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Set Size</text:p>
          </table:table-cell>
          <table:table-cell table:style-name="ce2" office:value-type="string">
            <text:p>NoB</text:p>
          </table:table-cell>
          <table:table-cell table:style-name="ce2" office:value-type="string">
            <text:p>CBS</text:p>
          </table:table-cell>
          <table:table-cell office:value-type="string">
            <text:p>Size</text:p>
          </table:table-cell>
          <table:table-cell office:value-type="string">
            <text:p>Cost</text:p>
          </table:table-cell>
          <table:table-cell table:style-name="ce2" office:value-type="string">
            <text:p>Set Size</text:p>
          </table:table-cell>
          <table:table-cell table:style-name="ce2" office:value-type="string">
            <text:p>NoB</text:p>
          </table:table-cell>
          <table:table-cell table:style-name="ce2" office:value-type="string">
            <text:p>CBS</text:p>
          </table:table-cell>
          <table:table-cell office:value-type="string">
            <text:p>Size</text:p>
          </table:table-cell>
          <table:table-cell office:value-type="string">
            <text:p>Cost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Buffer</text:p>
          </table:table-cell>
          <table:table-cell office:value-type="string">
            <text:p>frequency</text:p>
          </table:table-cell>
          <table:table-cell table:style-name="ce2" office:value-type="string">
            <text:p>Cycles</text:p>
          </table:table-cell>
          <table:table-cell office:value-type="string">
            <text:p>Time</text:p>
          </table:table-cell>
          <table:table-cell office:value-type="string">
            <text:p>Cost</text:p>
          </table:table-cell>
          <table:table-cell office:value-type="string">
            <text:p>Price*Perf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C4]*[.D4]" office:value-type="float" office:value="32">
            <text:p>32</text:p>
          </table:table-cell>
          <table:table-cell table:formula="of:=LOG([.E4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[.H4]*[.I4]" office:value-type="float" office:value="128">
            <text:p>128</text:p>
          </table:table-cell>
          <table:table-cell table:formula="of:=LOG([.J4]/32;2)*0.25"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100-(LOG(MAX([.B4]*[.E4];[.G4]*[.J4]);2)-5)*5" office:value-type="float" office:value="85">
            <text:p>85</text:p>
          </table:table-cell>
          <table:table-cell office:value-type="float" office:value="68825">
            <text:p>68825</text:p>
          </table:table-cell>
          <table:table-cell table:formula="of:=[.O4]/[.N4]" office:value-type="float" office:value="809.705882352941">
            <text:p>809.71</text:p>
          </table:table-cell>
          <table:table-cell table:formula="of:=[.F4]+[.K4]+[.M4]*0.05+2+([.L4]+1)*0.25" office:value-type="float" office:value="3.25">
            <text:p>3.25</text:p>
          </table:table-cell>
          <table:table-cell table:formula="of:=[.P4]*[.Q4]" office:value-type="float" office:value="2631.54411764706">
            <text:p>2631.54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[.C5]*[.D5]" office:value-type="float" office:value="128">
            <text:p>128</text:p>
          </table:table-cell>
          <table:table-cell table:formula="of:=LOG([.E5]/32;2)*0.25"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[.H5]*[.I5]" office:value-type="float" office:value="128">
            <text:p>128</text:p>
          </table:table-cell>
          <table:table-cell table:formula="of:=LOG([.J5]/32;2)*0.25"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100-(LOG(MAX([.B5]*[.E5];[.G5]*[.J5]);2)-5)*5" office:value-type="float" office:value="80">
            <text:p>80</text:p>
          </table:table-cell>
          <table:table-cell office:value-type="float" office:value="68773">
            <text:p>68773</text:p>
          </table:table-cell>
          <table:table-cell table:formula="of:=[.O5]/[.N5]" office:value-type="float" office:value="859.6625">
            <text:p>859.66</text:p>
          </table:table-cell>
          <table:table-cell table:formula="of:=[.F5]+[.K5]+[.M5]*0.05+2+([.L5]+1)*0.25" office:value-type="float" office:value="3.75">
            <text:p>3.75</text:p>
          </table:table-cell>
          <table:table-cell table:formula="of:=[.P5]*[.Q5]" office:value-type="float" office:value="3223.734375">
            <text:p>3223.7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6]*[.D6]" office:value-type="float" office:value="32">
            <text:p>32</text:p>
          </table:table-cell>
          <table:table-cell table:formula="of:=LOG([.E6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[.H6]*[.I6]" office:value-type="float" office:value="128">
            <text:p>128</text:p>
          </table:table-cell>
          <table:table-cell table:formula="of:=LOG([.J6]/32;2)*0.25"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100-(LOG(MAX([.B6]*[.E6];[.G6]*[.J6]);2)-5)*5" office:value-type="float" office:value="85">
            <text:p>85</text:p>
          </table:table-cell>
          <table:table-cell office:value-type="float" office:value="68805">
            <text:p>68805</text:p>
          </table:table-cell>
          <table:table-cell table:formula="of:=[.O6]/[.N6]" office:value-type="float" office:value="809.470588235294">
            <text:p>809.47</text:p>
          </table:table-cell>
          <table:table-cell table:formula="of:=[.F6]+[.K6]+[.M6]*0.05+2+([.L6]+1)*0.25" office:value-type="float" office:value="3.25">
            <text:p>3.25</text:p>
          </table:table-cell>
          <table:table-cell table:formula="of:=[.P6]*[.Q6]" office:value-type="float" office:value="2630.77941176471">
            <text:p>2630.78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7]*[.D7]" office:value-type="float" office:value="32">
            <text:p>32</text:p>
          </table:table-cell>
          <table:table-cell table:formula="of:=LOG([.E7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H7]*[.I7]" office:value-type="float" office:value="32">
            <text:p>32</text:p>
          </table:table-cell>
          <table:table-cell table:formula="of:=LOG([.J7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100-(LOG(MAX([.B7]*[.E7];[.G7]*[.J7]);2)-5)*5" office:value-type="float" office:value="95">
            <text:p>95</text:p>
          </table:table-cell>
          <table:table-cell office:value-type="float" office:value="91741">
            <text:p>91741</text:p>
          </table:table-cell>
          <table:table-cell table:formula="of:=[.O7]/[.N7]" office:value-type="float" office:value="965.694736842105">
            <text:p>965.69</text:p>
          </table:table-cell>
          <table:table-cell table:formula="of:=[.F7]+[.K7]+[.M7]*0.05+2+([.L7]+1)*0.25" office:value-type="float" office:value="2.75">
            <text:p>2.75</text:p>
          </table:table-cell>
          <table:table-cell table:formula="of:=[.P7]*[.Q7]" office:value-type="float" office:value="2655.66052631579">
            <text:p>2655.6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8]*[.D8]" office:value-type="float" office:value="32">
            <text:p>32</text:p>
          </table:table-cell>
          <table:table-cell table:formula="of:=LOG([.E8]/32;2)*0.2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H8]*[.I8]" office:value-type="float" office:value="32">
            <text:p>32</text:p>
          </table:table-cell>
          <table:table-cell table:formula="of:=LOG([.J8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100-(LOG(MAX([.B8]*[.E8];[.G8]*[.J8]);2)-5)*5" office:value-type="float" office:value="100">
            <text:p>100</text:p>
          </table:table-cell>
          <table:table-cell office:value-type="float" office:value="125941">
            <text:p>125941</text:p>
          </table:table-cell>
          <table:table-cell table:formula="of:=[.O8]/[.N8]" office:value-type="float" office:value="1259.41">
            <text:p>1259.41</text:p>
          </table:table-cell>
          <table:table-cell table:formula="of:=[.F8]+[.K8]+[.M8]*0.05+2+([.L8]+1)*0.25" office:value-type="float" office:value="2.75">
            <text:p>2.75</text:p>
          </table:table-cell>
          <table:table-cell table:formula="of:=[.P8]*[.Q8]" office:value-type="float" office:value="3463.3775">
            <text:p>3463.38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9]*[.D9]" office:value-type="float" office:value="32">
            <text:p>32</text:p>
          </table:table-cell>
          <table:table-cell table:formula="of:=LOG([.E9]/32;2)*0.25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H9]*[.I9]" office:value-type="float" office:value="32">
            <text:p>32</text:p>
          </table:table-cell>
          <table:table-cell table:formula="of:=LOG([.J9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100-(LOG(MAX([.B9]*[.E9];[.G9]*[.J9]);2)-5)*5" office:value-type="float" office:value="90">
            <text:p>90</text:p>
          </table:table-cell>
          <table:table-cell office:value-type="float" office:value="93061">
            <text:p>93061</text:p>
          </table:table-cell>
          <table:table-cell table:formula="of:=[.O9]/[.N9]" office:value-type="float" office:value="1034.01111111111">
            <text:p>1034.01</text:p>
          </table:table-cell>
          <table:table-cell table:formula="of:=[.F9]+[.K9]+[.M9]*0.05+2+([.L9]+1)*0.25" office:value-type="float" office:value="2.75">
            <text:p>2.75</text:p>
          </table:table-cell>
          <table:table-cell table:formula="of:=[.P9]*[.Q9]" office:value-type="float" office:value="2843.53055555556">
            <text:p>2843.5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0]*[.D10]" office:value-type="float" office:value="32">
            <text:p>32</text:p>
          </table:table-cell>
          <table:table-cell table:formula="of:=LOG([.E10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H10]*[.I10]" office:value-type="float" office:value="32">
            <text:p>32</text:p>
          </table:table-cell>
          <table:table-cell table:formula="of:=LOG([.J10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100-(LOG(MAX([.B10]*[.E10];[.G10]*[.J10]);2)-5)*5" office:value-type="float" office:value="95">
            <text:p>95</text:p>
          </table:table-cell>
          <table:table-cell office:value-type="float" office:value="86765">
            <text:p>86765</text:p>
          </table:table-cell>
          <table:table-cell table:formula="of:=[.O10]/[.N10]" office:value-type="float" office:value="913.315789473684">
            <text:p>913.32</text:p>
          </table:table-cell>
          <table:table-cell table:formula="of:=[.F10]+[.K10]+[.M10]*0.05+2+([.L10]+1)*0.25" office:value-type="float" office:value="2.75">
            <text:p>2.75</text:p>
          </table:table-cell>
          <table:table-cell table:formula="of:=[.P10]*[.Q10]" office:value-type="float" office:value="2511.61842105263">
            <text:p>2511.6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1]*[.D11]" office:value-type="float" office:value="32">
            <text:p>32</text:p>
          </table:table-cell>
          <table:table-cell table:formula="of:=LOG([.E11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H11]*[.I11]" office:value-type="float" office:value="32">
            <text:p>32</text:p>
          </table:table-cell>
          <table:table-cell table:formula="of:=LOG([.J11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100-(LOG(MAX([.B11]*[.E11];[.G11]*[.J11]);2)-5)*5" office:value-type="float" office:value="95">
            <text:p>95</text:p>
          </table:table-cell>
          <table:table-cell office:value-type="float" office:value="119260">
            <text:p>119260</text:p>
          </table:table-cell>
          <table:table-cell table:formula="of:=[.O11]/[.N11]" office:value-type="float" office:value="1255.36842105263">
            <text:p>1255.37</text:p>
          </table:table-cell>
          <table:table-cell table:formula="of:=[.F11]+[.K11]+[.M11]*0.05+2+([.L11]+1)*0.25" office:value-type="float" office:value="2.75">
            <text:p>2.75</text:p>
          </table:table-cell>
          <table:table-cell table:formula="of:=[.P11]*[.Q11]" office:value-type="float" office:value="3452.26315789474">
            <text:p>3452.2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2]*[.D12]" office:value-type="float" office:value="32">
            <text:p>32</text:p>
          </table:table-cell>
          <table:table-cell table:formula="of:=LOG([.E12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H12]*[.I12]" office:value-type="float" office:value="128">
            <text:p>128</text:p>
          </table:table-cell>
          <table:table-cell table:formula="of:=LOG([.J12]/32;2)*0.25"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100-(LOG(MAX([.B12]*[.E12];[.G12]*[.J12]);2)-5)*5" office:value-type="float" office:value="85">
            <text:p>85</text:p>
          </table:table-cell>
          <table:table-cell office:value-type="float" office:value="71389">
            <text:p>71389</text:p>
          </table:table-cell>
          <table:table-cell table:formula="of:=[.O12]/[.N12]" office:value-type="float" office:value="839.870588235294">
            <text:p>839.87</text:p>
          </table:table-cell>
          <table:table-cell table:formula="of:=[.F12]+[.K12]+[.M12]*0.05+2+([.L12]+1)*0.25" office:value-type="float" office:value="3.25">
            <text:p>3.25</text:p>
          </table:table-cell>
          <table:table-cell table:formula="of:=[.P12]*[.Q12]" office:value-type="float" office:value="2729.57941176471">
            <text:p>2729.58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3]*[.D13]" office:value-type="float" office:value="32">
            <text:p>32</text:p>
          </table:table-cell>
          <table:table-cell table:formula="of:=LOG([.E13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H13]*[.I13]" office:value-type="float" office:value="64">
            <text:p>64</text:p>
          </table:table-cell>
          <table:table-cell table:formula="of:=LOG([.J13]/32;2)*0.25"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100-(LOG(MAX([.B13]*[.E13];[.G13]*[.J13]);2)-5)*5" office:value-type="float" office:value="90">
            <text:p>90</text:p>
          </table:table-cell>
          <table:table-cell office:value-type="float" office:value="73005">
            <text:p>73005</text:p>
          </table:table-cell>
          <table:table-cell table:formula="of:=[.O13]/[.N13]" office:value-type="float" office:value="811.166666666667">
            <text:p>811.17</text:p>
          </table:table-cell>
          <table:table-cell table:formula="of:=[.F13]+[.K13]+[.M13]*0.05+2+([.L13]+1)*0.25" office:value-type="float" office:value="3">
            <text:p>3</text:p>
          </table:table-cell>
          <table:table-cell table:formula="of:=[.P13]*[.Q13]" office:value-type="float" office:value="2433.5">
            <text:p>2433.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4]*[.D14]" office:value-type="float" office:value="32">
            <text:p>32</text:p>
          </table:table-cell>
          <table:table-cell table:formula="of:=LOG([.E14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formula="of:=[.H14]*[.I14]" office:value-type="float" office:value="64">
            <text:p>64</text:p>
          </table:table-cell>
          <table:table-cell table:formula="of:=LOG([.J14]/32;2)*0.25"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100-(LOG(MAX([.B14]*[.E14];[.G14]*[.J14]);2)-5)*5" office:value-type="float" office:value="90">
            <text:p>90</text:p>
          </table:table-cell>
          <table:table-cell office:value-type="float" office:value="72469">
            <text:p>72469</text:p>
          </table:table-cell>
          <table:table-cell table:formula="of:=[.O14]/[.N14]" office:value-type="float" office:value="805.211111111111">
            <text:p>805.21</text:p>
          </table:table-cell>
          <table:table-cell table:formula="of:=[.F14]+[.K14]+[.M14]*0.05+2+([.L14]+1)*0.25" office:value-type="float" office:value="3">
            <text:p>3</text:p>
          </table:table-cell>
          <table:table-cell table:formula="of:=[.P14]*[.Q14]" office:value-type="float" office:value="2415.63333333333">
            <text:p>2415.6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5]*[.D15]" office:value-type="float" office:value="32">
            <text:p>32</text:p>
          </table:table-cell>
          <table:table-cell table:formula="of:=LOG([.E15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formula="of:=[.H15]*[.I15]" office:value-type="float" office:value="64">
            <text:p>64</text:p>
          </table:table-cell>
          <table:table-cell table:formula="of:=LOG([.J15]/32;2)*0.25"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100-(LOG(MAX([.B15]*[.E15];[.G15]*[.J15]);2)-5)*5" office:value-type="float" office:value="90">
            <text:p>90</text:p>
          </table:table-cell>
          <table:table-cell office:value-type="float" office:value="71724">
            <text:p>71724</text:p>
          </table:table-cell>
          <table:table-cell table:formula="of:=[.O15]/[.N15]" office:value-type="float" office:value="796.933333333333">
            <text:p>796.93</text:p>
          </table:table-cell>
          <table:table-cell table:formula="of:=[.F15]+[.K15]+[.M15]*0.05+2+([.L15]+1)*0.25" office:value-type="float" office:value="3.4">
            <text:p>3.4</text:p>
          </table:table-cell>
          <table:table-cell table:formula="of:=[.P15]*[.Q15]" office:value-type="float" office:value="2709.57333333333">
            <text:p>2709.5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6]*[.D16]" office:value-type="float" office:value="32">
            <text:p>32</text:p>
          </table:table-cell>
          <table:table-cell table:formula="of:=LOG([.E16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formula="of:=[.H16]*[.I16]" office:value-type="float" office:value="64">
            <text:p>64</text:p>
          </table:table-cell>
          <table:table-cell table:formula="of:=LOG([.J16]/32;2)*0.25"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00-(LOG(MAX([.B16]*[.E16];[.G16]*[.J16]);2)-5)*5" office:value-type="float" office:value="90">
            <text:p>90</text:p>
          </table:table-cell>
          <table:table-cell office:value-type="float" office:value="71739">
            <text:p>71739</text:p>
          </table:table-cell>
          <table:table-cell table:formula="of:=[.O16]/[.N16]" office:value-type="float" office:value="797.1">
            <text:p>797.1</text:p>
          </table:table-cell>
          <table:table-cell table:formula="of:=[.F16]+[.K16]+[.M16]*0.05+2+([.L16]+1)*0.25" office:value-type="float" office:value="3.05">
            <text:p>3.05</text:p>
          </table:table-cell>
          <table:table-cell table:formula="of:=[.P16]*[.Q16]" office:value-type="float" office:value="2431.155">
            <text:p>2431.1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7]*[.D17]" office:value-type="float" office:value="32">
            <text:p>32</text:p>
          </table:table-cell>
          <table:table-cell table:formula="of:=LOG([.E17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formula="of:=[.H17]*[.I17]" office:value-type="float" office:value="64">
            <text:p>64</text:p>
          </table:table-cell>
          <table:table-cell table:formula="of:=LOG([.J17]/32;2)*0.25"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00-(LOG(MAX([.B17]*[.E17];[.G17]*[.J17]);2)-5)*5" office:value-type="float" office:value="90">
            <text:p>90</text:p>
          </table:table-cell>
          <table:table-cell office:value-type="float" office:value="88799">
            <text:p>88799</text:p>
          </table:table-cell>
          <table:table-cell table:formula="of:=[.O17]/[.N17]" office:value-type="float" office:value="986.655555555556">
            <text:p>986.66</text:p>
          </table:table-cell>
          <table:table-cell table:formula="of:=[.F17]+[.K17]+[.M17]*0.05+2+([.L17]+1)*0.25" office:value-type="float" office:value="2.75">
            <text:p>2.75</text:p>
          </table:table-cell>
          <table:table-cell table:formula="of:=[.P17]*[.Q17]" office:value-type="float" office:value="2713.30277777778">
            <text:p>2713.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4">14/05/2011</text:date>, <text:time>16:1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ash Rouhani</meta:initial-creator>
    <meta:creation-date>2011-05-14T14:40:31</meta:creation-date>
    <meta:generator>OpenOffice.org/3.2$Unix OpenOffice.org_project/320m12$Build-9483</meta:generator>
    <dc:date>2011-05-14T16:14:28</dc:date>
    <dc:creator>Arash Rouhani</dc:creator>
    <meta:editing-duration>PT01H15M05S</meta:editing-duration>
    <meta:editing-cycles>67</meta:editing-cycles>
    <meta:document-statistic meta:table-count="3" meta:cell-count="260" meta:object-count="0"/>
  </office:meta>
</office:document-meta>
</file>